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5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e7d6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country</text:p>
          </table:table-cell>
          <table:table-cell table:style-name="ce3" office:value-type="string" calcext:value-type="string">
            <text:p>dollars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923.566" calcext:value-type="float">
            <text:p>1923.566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0595.712" calcext:value-type="float">
            <text:p>10595.712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table:style-name="ce5" office:value-type="float" office:value="13787.976" calcext:value-type="float">
            <text:p>13787.97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7978.28" calcext:value-type="float">
            <text:p>7978.28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float" office:value="21967.043" calcext:value-type="float">
            <text:p>21967.04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2362.83" calcext:value-type="float">
            <text:p>22362.83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7034.222" calcext:value-type="float">
            <text:p>7034.22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style-name="ce5" office:value-type="float" office:value="45138.386" calcext:value-type="float">
            <text:p>45138.38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5" office:value-type="float" office:value="44402.092" calcext:value-type="float">
            <text:p>44402.09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7028.491" calcext:value-type="float">
            <text:p>17028.491</text:p>
          </table:table-cell>
        </table:table-row>
        <table:table-row table:style-name="ro1">
          <table:table-cell office:value-type="string" calcext:value-type="string">
            <text:p>The Bahamas</text:p>
          </table:table-cell>
          <table:table-cell table:style-name="ce5" office:value-type="float" office:value="24648.341" calcext:value-type="float">
            <text:p>24648.34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49633.011" calcext:value-type="float">
            <text:p>49633.01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table:style-name="ce5" office:value-type="float" office:value="3167.488" calcext:value-type="float">
            <text:p>3167.488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6015.293" calcext:value-type="float">
            <text:p>16015.293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table:style-name="ce5" office:value-type="float" office:value="17623.166" calcext:value-type="float">
            <text:p>17623.16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style-name="ce5" office:value-type="float" office:value="40760.48" calcext:value-type="float">
            <text:p>40760.48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table:style-name="ce5" office:value-type="float" office:value="8013.551" calcext:value-type="float">
            <text:p>8013.55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792.923" calcext:value-type="float">
            <text:p>1792.92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196.66" calcext:value-type="float">
            <text:p>7196.66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5927.933" calcext:value-type="float">
            <text:p>5927.933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9562.797" calcext:value-type="float">
            <text:p>9562.79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5241.077" calcext:value-type="float">
            <text:p>15241.07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style-name="ce5" office:value-type="float" office:value="14987.024" calcext:value-type="float">
            <text:p>14987.024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float" office:value="73823.131" calcext:value-type="float">
            <text:p>73823.13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6517.685" calcext:value-type="float">
            <text:p>16517.68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1637.642" calcext:value-type="float">
            <text:p>1637.64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877.439" calcext:value-type="float">
            <text:p>877.439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6247.589" calcext:value-type="float">
            <text:p>6247.58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3056.374" calcext:value-type="float">
            <text:p>3056.374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860.833" calcext:value-type="float">
            <text:p>2860.83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style-name="ce5" office:value-type="float" office:value="43253.364" calcext:value-type="float">
            <text:p>43253.364</text:p>
          </table:table-cell>
        </table:table-row>
        <table:table-row table:style-name="ro3">
          <table:table-cell office:value-type="string" calcext:value-type="string">
            <text:p>Central African Republic</text:p>
          </table:table-cell>
          <table:table-cell office:value-type="float" office:value="604.081" calcext:value-type="float">
            <text:p>604.08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432.462" calcext:value-type="float">
            <text:p>2432.46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2533.541" calcext:value-type="float">
            <text:p>22533.54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style-name="ce5" office:value-type="float" office:value="11867.673" calcext:value-type="float">
            <text:p>11867.67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2775.556" calcext:value-type="float">
            <text:p>12775.556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1617.284" calcext:value-type="float">
            <text:p>1617.284</text:p>
          </table:table-cell>
        </table:table-row>
        <table:table-row table:style-name="ro3">
          <table:table-cell office:value-type="string" calcext:value-type="string">
            <text:p>Democratic Republic of the Congo</text:p>
          </table:table-cell>
          <table:table-cell office:value-type="float" office:value="655.382" calcext:value-type="float">
            <text:p>655.382</text:p>
          </table:table-cell>
        </table:table-row>
        <table:table-row table:style-name="ro2">
          <table:table-cell office:value-type="string" calcext:value-type="string">
            <text:p>Republic of Congo</text:p>
          </table:table-cell>
          <table:table-cell office:value-type="float" office:value="6232.119" calcext:value-type="float">
            <text:p>6232.119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4343.69" calcext:value-type="float">
            <text:p>14343.6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709.842" calcext:value-type="float">
            <text:p>2709.84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style-name="ce5" office:value-type="float" office:value="20221.995" calcext:value-type="float">
            <text:p>20221.99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style-name="ce5" office:value-type="float" office:value="28747.666" calcext:value-type="float">
            <text:p>28747.666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table:style-name="ce5" office:value-type="float" office:value="27346.983" calcext:value-type="float">
            <text:p>27346.98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style-name="ce5" office:value-type="float" office:value="43080.098" calcext:value-type="float">
            <text:p>43080.098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2915.969" calcext:value-type="float">
            <text:p>2915.969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10371.907" calcext:value-type="float">
            <text:p>10371.907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table:style-name="ce5" office:value-type="float" office:value="12173.058" calcext:value-type="float">
            <text:p>12173.05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0908.02" calcext:value-type="float">
            <text:p>10908.0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table:style-name="ce5" office:value-type="float" office:value="10869.717" calcext:value-type="float">
            <text:p>10869.71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7782.531" calcext:value-type="float">
            <text:p>7782.531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33767.104" calcext:value-type="float">
            <text:p>33767.104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196.663" calcext:value-type="float">
            <text:p>1196.66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style-name="ce5" office:value-type="float" office:value="26051.751" calcext:value-type="float">
            <text:p>26051.751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426.539" calcext:value-type="float">
            <text:p>1426.539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7838.172" calcext:value-type="float">
            <text:p>7838.17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style-name="ce5" office:value-type="float" office:value="40044.972" calcext:value-type="float">
            <text:p>40044.97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5" office:value-type="float" office:value="39813.46" calcext:value-type="float">
            <text:p>39813.46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519.891" calcext:value-type="float">
            <text:p>20519.891</text:p>
          </table:table-cell>
        </table:table-row>
        <table:table-row table:style-name="ro1">
          <table:table-cell office:value-type="string" calcext:value-type="string">
            <text:p>The Gambia</text:p>
          </table:table-cell>
          <table:table-cell office:value-type="float" office:value="1642.158" calcext:value-type="float">
            <text:p>1642.15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style-name="ce5" office:value-type="float" office:value="7155.98" calcext:value-type="float">
            <text:p>7155.9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style-name="ce5" office:value-type="float" office:value="43474.74" calcext:value-type="float">
            <text:p>43474.74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4028.606" calcext:value-type="float">
            <text:p>4028.60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style-name="ce5" office:value-type="float" office:value="25126.465" calcext:value-type="float">
            <text:p>25126.465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481.299" calcext:value-type="float">
            <text:p>11481.29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7289.73" calcext:value-type="float">
            <text:p>7289.7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21.329" calcext:value-type="float">
            <text:p>1321.32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411.321" calcext:value-type="float">
            <text:p>1411.321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6573.032" calcext:value-type="float">
            <text:p>6573.032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702.998" calcext:value-type="float">
            <text:p>1702.99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592.169" calcext:value-type="float">
            <text:p>4592.169</text:p>
          </table:table-cell>
        </table:table-row>
        <table:table-row table:style-name="ro2">
          <table:table-cell office:value-type="string" calcext:value-type="string">
            <text:p>Hong Kong SAR</text:p>
          </table:table-cell>
          <table:table-cell table:style-name="ce5" office:value-type="float" office:value="52984.062" calcext:value-type="float">
            <text:p>52984.06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3236.435" calcext:value-type="float">
            <text:p>23236.435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style-name="ce5" office:value-type="float" office:value="41000.869" calcext:value-type="float">
            <text:p>41000.86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style-name="ce5" office:value-type="float" office:value="5449.823" calcext:value-type="float">
            <text:p>5449.82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9634.659" calcext:value-type="float">
            <text:p>9634.659</text:p>
          </table:table-cell>
        </table:table-row>
        <table:table-row table:style-name="ro3">
          <table:table-cell office:value-type="string" calcext:value-type="string">
            <text:p>Islamic Republic of Iran</text:p>
          </table:table-cell>
          <table:table-cell office:value-type="float" office:value="16164.73" calcext:value-type="float">
            <text:p>16164.73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table:style-name="ce5" office:value-type="float" office:value="14366.662" calcext:value-type="float">
            <text:p>14366.662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style-name="ce5" office:value-type="float" office:value="44662.879" calcext:value-type="float">
            <text:p>44662.879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style-name="ce5" office:value-type="float" office:value="32716.894" calcext:value-type="float">
            <text:p>32716.89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style-name="ce5" office:value-type="float" office:value="34102.933" calcext:value-type="float">
            <text:p>34102.933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style-name="ce5" office:value-type="float" office:value="8486.95" calcext:value-type="float">
            <text:p>8486.9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style-name="ce5" office:value-type="float" office:value="36653.916" calcext:value-type="float">
            <text:p>36653.916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1639.407" calcext:value-type="float">
            <text:p>11639.407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table:style-name="ce5" office:value-type="float" office:value="23038.484" calcext:value-type="float">
            <text:p>23038.48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table:style-name="ce5" office:value-type="float" office:value="3008.862" calcext:value-type="float">
            <text:p>3008.862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561.916" calcext:value-type="float">
            <text:p>1561.916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table:style-name="ce5" office:value-type="float" office:value="33791.248" calcext:value-type="float">
            <text:p>33791.248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table:style-name="ce5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table:style-name="ce5" office:value-type="float" office:value="70785.456" calcext:value-type="float">
            <text:p>70785.456</text:p>
          </table:table-cell>
        </table:table-row>
        <table:table-row table:style-name="ro2">
          <table:table-cell office:value-type="string" calcext:value-type="string">
            <text:p>Kyrgyz Republic</text:p>
          </table:table-cell>
          <table:table-cell office:value-type="float" office:value="3229.648" calcext:value-type="float">
            <text:p>3229.648</text:p>
          </table:table-cell>
        </table:table-row>
        <table:table-row table:style-name="ro1">
          <table:table-cell office:value-type="string" calcext:value-type="string">
            <text:p>Lao P.D.R.</text:p>
          </table:table-cell>
          <table:table-cell office:value-type="float" office:value="4665.82" calcext:value-type="float">
            <text:p>4665.82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style-name="ce5" office:value-type="float" office:value="22832.099" calcext:value-type="float">
            <text:p>22832.099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17326.319" calcext:value-type="float">
            <text:p>17326.31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765.302" calcext:value-type="float">
            <text:p>2765.302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886.907" calcext:value-type="float">
            <text:p>886.907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0681.177" calcext:value-type="float">
            <text:p>20681.177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style-name="ce5" office:value-type="float" office:value="25373.788" calcext:value-type="float">
            <text:p>25373.788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style-name="ce5" office:value-type="float" office:value="90332.89" calcext:value-type="float">
            <text:p>90332.89</text:p>
          </table:table-cell>
        </table:table-row>
        <table:table-row table:style-name="ro2">
          <table:table-cell office:value-type="string" calcext:value-type="string">
            <text:p>FYR Macedonia</text:p>
          </table:table-cell>
          <table:table-cell table:style-name="ce5" office:value-type="float" office:value="12587.323" calcext:value-type="float">
            <text:p>12587.323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397.825" calcext:value-type="float">
            <text:p>1397.82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747.98" calcext:value-type="float">
            <text:p>747.9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style-name="ce5" office:value-type="float" office:value="23160.287" calcext:value-type="float">
            <text:p>23160.287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1903.367" calcext:value-type="float">
            <text:p>11903.36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493.146" calcext:value-type="float">
            <text:p>1493.14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style-name="ce5" office:value-type="float" office:value="30566.515" calcext:value-type="float">
            <text:p>30566.515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float" office:value="3127.777" calcext:value-type="float">
            <text:p>3127.777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3186.707" calcext:value-type="float">
            <text:p>3186.70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7117.878" calcext:value-type="float">
            <text:p>17117.87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style-name="ce5" office:value-type="float" office:value="17389.847" calcext:value-type="float">
            <text:p>17389.847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3126.833" calcext:value-type="float">
            <text:p>3126.833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table:style-name="ce5" office:value-type="float" office:value="4665.987" calcext:value-type="float">
            <text:p>4665.987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table:style-name="ce5" office:value-type="float" office:value="9293.468" calcext:value-type="float">
            <text:p>9293.468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4666.41" calcext:value-type="float">
            <text:p>14666.4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style-name="ce5" office:value-type="float" office:value="7356.326" calcext:value-type="float">
            <text:p>7356.32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table:style-name="ce5" office:value-type="float" office:value="1045.659" calcext:value-type="float">
            <text:p>1045.65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4344.503" calcext:value-type="float">
            <text:p>4344.503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0233.803" calcext:value-type="float">
            <text:p>10233.80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245.374" calcext:value-type="float">
            <text:p>2245.37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5" office:value-type="float" office:value="46440.043" calcext:value-type="float">
            <text:p>46440.04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table:style-name="ce5" office:value-type="float" office:value="33626.13" calcext:value-type="float">
            <text:p>33626.13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table:style-name="ce5" office:value-type="float" office:value="4592.818" calcext:value-type="float">
            <text:p>4592.81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984.307" calcext:value-type="float">
            <text:p>984.307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5745.702" calcext:value-type="float">
            <text:p>5745.70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style-name="ce5" office:value-type="float" office:value="64363.141" calcext:value-type="float">
            <text:p>64363.14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table:style-name="ce5" office:value-type="float" office:value="43303.686" calcext:value-type="float">
            <text:p>43303.68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table:style-name="ce5" office:value-type="float" office:value="4573.522" calcext:value-type="float">
            <text:p>4573.522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5005.034" calcext:value-type="float">
            <text:p>15005.034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9080.446" calcext:value-type="float">
            <text:p>19080.446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2290.237" calcext:value-type="float">
            <text:p>2290.23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table:style-name="ce5" office:value-type="float" office:value="8064.306" calcext:value-type="float">
            <text:p>8064.30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1557.066" calcext:value-type="float">
            <text:p>11557.06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table:style-name="ce5" office:value-type="float" office:value="6596.709" calcext:value-type="float">
            <text:p>6596.70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style-name="ce5" office:value-type="float" office:value="23272.798" calcext:value-type="float">
            <text:p>23272.798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style-name="ce5" office:value-type="float" office:value="25643.04" calcext:value-type="float">
            <text:p>25643.04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table:style-name="ce5" office:value-type="float" office:value="145894.184" calcext:value-type="float">
            <text:p>145894.18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style-name="ce5" office:value-type="float" office:value="17440.11" calcext:value-type="float">
            <text:p>17440.11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table:style-name="ce5" office:value-type="float" office:value="24297.963" calcext:value-type="float">
            <text:p>24297.96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607.586" calcext:value-type="float">
            <text:p>1607.586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5041.154" calcext:value-type="float">
            <text:p>5041.154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style-name="ce5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ão Tomé and Príncipe</text:p>
          </table:table-cell>
          <table:table-cell office:value-type="float" office:value="2999.239" calcext:value-type="float">
            <text:p>2999.23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51778.7" calcext:value-type="float">
            <text:p>51778.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243.061" calcext:value-type="float">
            <text:p>2243.06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2464.524" calcext:value-type="float">
            <text:p>12464.524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3531.689" calcext:value-type="float">
            <text:p>23531.68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1923.521" calcext:value-type="float">
            <text:p>1923.52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style-name="ce5" office:value-type="float" office:value="78761.922" calcext:value-type="float">
            <text:p>78761.922</text:p>
          </table:table-cell>
        </table:table-row>
        <table:table-row table:style-name="ro2">
          <table:table-cell office:value-type="string" calcext:value-type="string">
            <text:p>Slovak Republic</text:p>
          </table:table-cell>
          <table:table-cell table:style-name="ce5" office:value-type="float" office:value="26615.805" calcext:value-type="float">
            <text:p>26615.80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style-name="ce5" office:value-type="float" office:value="28512.133" calcext:value-type="float">
            <text:p>28512.133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1829.267" calcext:value-type="float">
            <text:p>1829.26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2506.515" calcext:value-type="float">
            <text:p>12506.515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2400.625" calcext:value-type="float">
            <text:p>2400.62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style-name="ce5" office:value-type="float" office:value="31941.554" calcext:value-type="float">
            <text:p>31941.55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9583.307" calcext:value-type="float">
            <text:p>9583.307</text:p>
          </table:table-cell>
        </table:table-row>
        <table:table-row table:style-name="ro2">
          <table:table-cell office:value-type="string" calcext:value-type="string">
            <text:p>St. Kitts and Nevis</text:p>
          </table:table-cell>
          <table:table-cell office:value-type="float" office:value="19823.368" calcext:value-type="float">
            <text:p>19823.368</text:p>
          </table:table-cell>
        </table:table-row>
        <table:table-row table:style-name="ro1">
          <table:table-cell office:value-type="string" calcext:value-type="string">
            <text:p>St. Lucia</text:p>
          </table:table-cell>
          <table:table-cell office:value-type="float" office:value="11149.581" calcext:value-type="float">
            <text:p>11149.581</text:p>
          </table:table-cell>
        </table:table-row>
        <table:table-row table:style-name="ro3">
          <table:table-cell office:value-type="string" calcext:value-type="string">
            <text:p>St. Vincent and the Grenadines</text:p>
          </table:table-cell>
          <table:table-cell office:value-type="float" office:value="10560.483" calcext:value-type="float">
            <text:p>10560.48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428.631" calcext:value-type="float">
            <text:p>4428.631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6079.7" calcext:value-type="float">
            <text:p>16079.7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7645.678" calcext:value-type="float">
            <text:p>7645.67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style-name="ce5" office:value-type="float" office:value="43407.4" calcext:value-type="float">
            <text:p>43407.4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53976.598" calcext:value-type="float">
            <text:p>53976.598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Taiwan Province of China</text:p>
          </table:table-cell>
          <table:table-cell table:style-name="ce5" office:value-type="float" office:value="41538.853" calcext:value-type="float">
            <text:p>41538.853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535.613" calcext:value-type="float">
            <text:p>2535.61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1834.278" calcext:value-type="float">
            <text:p>1834.27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table:style-name="ce5" office:value-type="float" office:value="14136.273" calcext:value-type="float">
            <text:p>14136.273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7678.245" calcext:value-type="float">
            <text:p>7678.24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1390.279" calcext:value-type="float">
            <text:p>1390.279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4856.103" calcext:value-type="float">
            <text:p>4856.103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float" office:value="30196.721" calcext:value-type="float">
            <text:p>30196.72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0998.405" calcext:value-type="float">
            <text:p>10998.40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table:style-name="ce5" office:value-type="float" office:value="18873.653" calcext:value-type="float">
            <text:p>18873.653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2862.7" calcext:value-type="float">
            <text:p>12862.7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3168.374" calcext:value-type="float">
            <text:p>3168.37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table:style-name="ce5" office:value-type="float" office:value="1680.715" calcext:value-type="float">
            <text:p>1680.715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style-name="ce5" office:value-type="float" office:value="8650.685" calcext:value-type="float">
            <text:p>8650.685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63180.829" calcext:value-type="float">
            <text:p>63180.829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36207.521" calcext:value-type="float">
            <text:p>36207.521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53000.972" calcext:value-type="float">
            <text:p>53000.97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9678.651" calcext:value-type="float">
            <text:p>19678.65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5175.876" calcext:value-type="float">
            <text:p>5175.876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449.003" calcext:value-type="float">
            <text:p>2449.003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8452.87" calcext:value-type="float">
            <text:p>18452.87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5295.407" calcext:value-type="float">
            <text:p>5295.407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3838.419" calcext:value-type="float">
            <text:p>3838.419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3925.662" calcext:value-type="float">
            <text:p>3925.66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954.241" calcext:value-type="float">
            <text:p>1954.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6:07:06.048460182</meta:creation-date>
    <dc:date>2014-10-22T16:07:46.459858570</dc:date>
    <meta:editing-duration>P0D</meta:editing-duration>
    <meta:editing-cycles>1</meta:editing-cycles>
    <meta:document-statistic meta:table-count="1" meta:cell-count="380" meta:object-count="0"/>
    <meta:generator>LibreOffice/4.2.6.3$Linux_X86_64 LibreOffice_project/420m0$Build-3</meta:generator>
  </office:meta>
</office:document-meta>
</file>